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2pt" style:font-size-complex="12pt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5cm" svg:height="0.669cm" svg:x="1.254cm" svg:y="1.381cm">
          <text:p text:style-name="P1"><text:span text:style-name="T1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135cm" svg:height="0.669cm" svg:x="6.533cm" svg:y="1.404cm">
          <text:p text:style-name="P1"><text:span text:style-name="T1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135cm" svg:height="0.665cm" svg:x="6.533cm" svg:y="2.284cm">
          <text:p text:style-name="P1"><text:span text:style-name="T1">read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.135cm" svg:height="0.671cm" svg:x="6.533cm" svg:y="3.16cm">
          <text:p text:style-name="P1"><text:span text:style-name="T1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804cm" svg:y1="1.715cm" svg:x2="6.533cm" svg:y2="1.738cm" draw:start-shape="id1" draw:start-glue-point="1" draw:end-shape="id2" draw:end-glue-point="3" svg:d="M5804 1715l729 23" svg:viewBox="0 0 730 24">
          <text:p/>
        </draw:connector>
        <draw:connector draw:style-name="gr2" draw:text-style-name="P2" draw:layer="layout" draw:type="line" svg:x1="5.804cm" svg:y1="1.715cm" svg:x2="6.533cm" svg:y2="2.616cm" draw:start-shape="id1" draw:start-glue-point="1" draw:end-shape="id3" draw:end-glue-point="3" svg:d="M5804 1715l729 901" svg:viewBox="0 0 730 902">
          <text:p/>
        </draw:connector>
        <draw:connector draw:style-name="gr2" draw:text-style-name="P2" draw:layer="layout" draw:type="line" svg:x1="5.804cm" svg:y1="1.715cm" svg:x2="6.533cm" svg:y2="3.495cm" draw:start-shape="id1" draw:start-glue-point="1" draw:end-shape="id4" draw:end-glue-point="3" svg:d="M5804 1715l729 1780" svg:viewBox="0 0 730 1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6-19T15:59:55.880299921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